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 style:master-page-name="HTML">
      <style:paragraph-properties style:page-number="auto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1">
      <style:paragraph-properties fo:margin-top="0in" fo:margin-bottom="0in" loext:contextual-spacing="false"/>
    </style:style>
    <style:style style:name="P6" style:family="paragraph" style:parent-style-name="Text_20_body" style:list-style-name="L2">
      <style:paragraph-properties fo:margin-top="0in" fo:margin-bottom="0in" loext:contextual-spacing="false"/>
    </style:style>
    <style:style style:name="P7" style:family="paragraph" style:parent-style-name="Text_20_body" style:list-style-name="L3">
      <style:paragraph-properties fo:margin-top="0in" fo:margin-bottom="0in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Comparative adjectives</text:span><text:line-break/>We use <text:span text:style-name="Strong_20_Emphasis">comparative adjectives </text:span>to show change or make comparisons:<text:line-break/><text:span text:style-name="Emphasis">This car is certainly </text:span><text:span text:style-name="Emphasis"><text:span text:style-name="Strong_20_Emphasis">better</text:span></text:span><text:span text:style-name="Emphasis">,</text:span><text:span text:style-name="Emphasis"><text:span text:style-name="Strong_20_Emphasis"> </text:span></text:span><text:span text:style-name="Emphasis">but it's much </text:span><text:span text:style-name="Emphasis"><text:span text:style-name="Strong_20_Emphasis">more expensive</text:span></text:span><text:span text:style-name="Emphasis">.</text:span><text:line-break/><text:span text:style-name="Emphasis">I'm feeling </text:span><text:span text:style-name="Emphasis"><text:span text:style-name="Strong_20_Emphasis">happier </text:span></text:span><text:span text:style-name="Emphasis">now.</text:span><text:line-break/><text:span text:style-name="Emphasis">We need a </text:span><text:span text:style-name="Emphasis"><text:span text:style-name="Strong_20_Emphasis">bigger </text:span></text:span><text:span text:style-name="Emphasis">garden.</text:span><text:line-break/><text:line-break/>We use<text:span text:style-name="Strong_20_Emphasis"> </text:span><text:span text:style-name="Strong_20_Emphasis"><text:span text:style-name="Emphasis">than </text:span></text:span>when we want to <text:span text:style-name="Strong_20_Emphasis">compare one thing with another</text:span>:<text:line-break/><text:span text:style-name="Emphasis">She is two years older </text:span><text:span text:style-name="Emphasis"><text:span text:style-name="Strong_20_Emphasis">than </text:span></text:span><text:span text:style-name="Emphasis">me.</text:span><text:line-break/><text:line-break/>When we want to <text:span text:style-name="Strong_20_Emphasis">describe how something or someone changes </text:span>we can use two comparatives with <text:span text:style-name="Strong_20_Emphasis"><text:span text:style-name="Emphasis">and</text:span></text:span><text:span text:style-name="Strong_20_Emphasis">:</text:span><text:line-break/><text:span text:style-name="Emphasis">The balloon got </text:span><text:span text:style-name="Emphasis"><text:span text:style-name="Strong_20_Emphasis">bigger and bigger</text:span></text:span><text:span text:style-name="Emphasis">.</text:span><text:line-break/><text:line-break/>We often use<text:span text:style-name="Strong_20_Emphasis"> </text:span><text:span text:style-name="Strong_20_Emphasis"><text:span text:style-name="Emphasis">the</text:span></text:span><text:span text:style-name="Strong_20_Emphasis"> </text:span>with comparative adjectives to <text:span text:style-name="Strong_20_Emphasis">show that one thing depends on another</text:span>:<text:line-break/><text:span text:style-name="Strong_20_Emphasis"><text:span text:style-name="Emphasis">The faster</text:span></text:span><text:span text:style-name="Emphasis"> you drive, </text:span><text:span text:style-name="Emphasis"><text:span text:style-name="Strong_20_Emphasis">the more dangerous</text:span></text:span><text:span text:style-name="Emphasis"> it is.</text:span> <text:line-break/>(= When you drive faster, it is more dangerous.)<text:line-break/><text:line-break/><text:span text:style-name="Strong_20_Emphasis">How to form comparative and superlative adjectives</text:span><text:line-break/>We usually add <text:span text:style-name="Emphasis">–er</text:span> and <text:span text:style-name="Emphasis">–est</text:span> to <text:span text:style-name="Strong_20_Emphasis">one-syllable words</text:span> to make comparatives and superlatives:<text:line-break/><text:span text:style-name="Emphasis">old older oldest</text:span><text:line-break/><text:span text:style-name="Strong_20_Emphasis"> </text:span><text:line-break/> syllable -shi-vam =2syll a-bu-ni-yaz =4syll<text:line-break/> <text:line-break/> <text:span text:style-name="Strong_20_Emphasis">vocabs</text:span><text:line-break/> <text:line-break/><text:span text:style-name="Strong_20_Emphasis">1. Idioms in sentences in emails or letters</text:span></text:p>
      <text:list xml:id="list3183316587" text:style-name="L1">
        <text:list-item>
          <text:p text:style-name="P5">I have been busy at work again working long days.</text:p>
        </text:list-item>
        <text:list-item>
          <text:p text:style-name="P5">We have a plan which will be put into action.</text:p>
        </text:list-item>
        <text:list-item>
          <text:p text:style-name="P5">One piece of good news to come out of this week is ...</text:p>
        </text:list-item>
        <text:list-item>
          <text:p text:style-name="P5">We try and fill the gap.</text:p>
        </text:list-item>
        <text:list-item>
          <text:p text:style-name="P5">We drove the car until the tank ran dry.</text:p>
        </text:list-item>
        <text:list-item>
          <text:p text:style-name="P2">But there was more to come.</text:p>
        </text:list-item>
      </text:list>
      <text:p text:style-name="Text_20_body"><text:span text:style-name="Strong_20_Emphasis">2. Work and occupation</text:span></text:p>
      <text:list xml:id="list1703419536" text:style-name="L2">
        <text:list-item>
          <text:p text:style-name="P6">to resolve some queries on a particular large project</text:p>
        </text:list-item>
        <text:list-item>
          <text:p text:style-name="P6">My employer took me out for a good lunch.</text:p>
        </text:list-item>
        <text:list-item>
          <text:p text:style-name="P6">I assume that all is progresseing well.</text:p>
        </text:list-item>
        <text:list-item>
          <text:p text:style-name="P6">This is very good news.</text:p>
        </text:list-item>
        <text:list-item>
          <text:p text:style-name="P6">This would not cause us any problems at all.</text:p>
        </text:list-item>
        <text:list-item>
          <text:p text:style-name="P6">We look forward to hearing from you again on this situation.</text:p>
        </text:list-item>
        <text:list-item>
          <text:p text:style-name="P6">I was tidying up our study last week.</text:p>
        </text:list-item>
        <text:list-item>
          <text:p text:style-name="P3">It appears to be.</text:p>
        </text:list-item>
      </text:list>
      <text:p text:style-name="Text_20_body"><text:span text:style-name="Strong_20_Emphasis">Computer and other technical problems</text:span></text:p>
      <text:list xml:id="list2622400011" text:style-name="L3">
        <text:list-item>
          <text:p text:style-name="P7">My children are always using their computers and are more expert than I am and so they can help me overcome a problem.</text:p>
        </text:list-item>
        <text:list-item>
          <text:p text:style-name="P7">The reason that I am writing a letter to you is that I have a virus or whatever on my computer system.</text:p>
        </text:list-item>
        <text:list-item>
          <text:p text:style-name="P7">When on-line it suddenly appears and tells you that you have sixty seconds to go before the system shuts down.</text:p>
        </text:list-item>
        <text:list-item>
          <text:p text:style-name="P7">The seconds start ticking away on the screen from sixty downwards to nil.</text:p>
        </text:list-item>
        <text:list-item>
          <text:p text:style-name="P7">When it reaches this point the screen "freezes" and the computer is not able to continue.</text:p>
        </text:list-item>
        <text:list-item>
          <text:p text:style-name="P4">So you have to turn off the computer and start all over agai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2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655e31c</dc:title>
    <meta:initial-creator>Etherpad</meta:initial-creator>
    <dc:creator>Etherpad</dc:creator>
    <meta:document-statistic meta:table-count="0" meta:image-count="0" meta:object-count="0" meta:page-count="1" meta:paragraph-count="23" meta:word-count="396" meta:character-count="2057" meta:non-whitespace-character-count="1691"/>
    <meta:generator>LibreOffice/6.2.8.2$Linux_X86_64 LibreOffice_project/20$Build-2</meta:generator>
    <meta:user-defined meta:name=""/>
  </office:meta>
</office:document-meta>
</file>